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ID <text:s text:c="5"/>Current Age <text:s text:c="4"/>Gender <text:s/>Handedness <text:s/>Subject Type</text:p>
          </table:table-cell>
        </table:table-row>
        <table:table-row table:style-name="ro1">
          <table:table-cell office:value-type="string" calcext:value-type="string">
            <text:p>40000 <text:s text:c="2"/>20 <text:s text:c="13"/>Female <text:s/>Right <text:s text:c="6"/>Patient</text:p>
          </table:table-cell>
        </table:table-row>
        <table:table-row table:style-name="ro1">
          <table:table-cell office:value-type="string" calcext:value-type="string">
            <text:p>40001 <text:s text:c="2"/>27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02 <text:s text:c="2"/>19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03 <text:s text:c="2"/>28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04 <text:s text:c="2"/>55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05 <text:s text:c="2"/>48 <text:s text:c="13"/>Female <text:s/>Right <text:s text:c="6"/>Patient</text:p>
          </table:table-cell>
        </table:table-row>
        <table:table-row table:style-name="ro1">
          <table:table-cell office:value-type="string" calcext:value-type="string">
            <text:p>40006 <text:s text:c="2"/>53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07 <text:s text:c="2"/>65 <text:s text:c="13"/>Female <text:s/>Right <text:s text:c="6"/>Patient</text:p>
          </table:table-cell>
        </table:table-row>
        <table:table-row table:style-name="ro1">
          <table:table-cell office:value-type="string" calcext:value-type="string">
            <text:p>40008 <text:s text:c="2"/>28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09 <text:s text:c="2"/>31 <text:s text:c="13"/>Female <text:s/>Right <text:s text:c="6"/>Patient</text:p>
          </table:table-cell>
        </table:table-row>
        <table:table-row table:style-name="ro1">
          <table:table-cell office:value-type="string" calcext:value-type="string">
            <text:p>40010 <text:s text:c="2"/>52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11 <text:s text:c="2"/>28 <text:s text:c="13"/>Male <text:s text:c="3"/>Left <text:s text:c="7"/>Patient</text:p>
          </table:table-cell>
        </table:table-row>
        <table:table-row table:style-name="ro1">
          <table:table-cell office:value-type="string" calcext:value-type="string">
            <text:p>40012 <text:s text:c="2"/>32 <text:s text:c="13"/>Female <text:s/>Right <text:s text:c="6"/>Patient</text:p>
          </table:table-cell>
        </table:table-row>
        <table:table-row table:style-name="ro1">
          <table:table-cell office:value-type="string" calcext:value-type="string">
            <text:p>40013 <text:s text:c="2"/>34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14 <text:s text:c="2"/>31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15 <text:s text:c="2"/>47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16 <text:s text:c="2"/>49 <text:s text:c="13"/>Male <text:s text:c="3"/>Both <text:s text:c="7"/>Patient</text:p>
          </table:table-cell>
        </table:table-row>
        <table:table-row table:style-name="ro1">
          <table:table-cell office:value-type="string" calcext:value-type="string">
            <text:p>40017 <text:s text:c="2"/>30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018 <text:s text:c="2"/>47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19 <text:s text:c="2"/>44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20 <text:s text:c="2"/>22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21 <text:s text:c="2"/>21 <text:s text:c="13"/>Female <text:s/>Right <text:s text:c="6"/>Patient</text:p>
          </table:table-cell>
        </table:table-row>
        <table:table-row table:style-name="ro1">
          <table:table-cell office:value-type="string" calcext:value-type="string">
            <text:p>40022 <text:s text:c="2"/>23 <text:s text:c="13"/>Male <text:s text:c="3"/>Left <text:s text:c="7"/>Patient</text:p>
          </table:table-cell>
        </table:table-row>
        <table:table-row table:style-name="ro1">
          <table:table-cell office:value-type="string" calcext:value-type="string">
            <text:p>40023 <text:s text:c="2"/>48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24 <text:s text:c="2"/>42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25 <text:s text:c="2"/>33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26 <text:s text:c="2"/>44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27 <text:s text:c="2"/>48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28 <text:s text:c="2"/>64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29 <text:s text:c="2"/>20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30 <text:s text:c="2"/>43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31 <text:s text:c="2"/>43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032 <text:s text:c="2"/>31 <text:s text:c="13"/>Female <text:s/>Right <text:s text:c="6"/>Patient</text:p>
          </table:table-cell>
        </table:table-row>
        <table:table-row table:style-name="ro1">
          <table:table-cell office:value-type="string" calcext:value-type="string">
            <text:p>40033 <text:s text:c="2"/>31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034 <text:s text:c="2"/>29 <text:s text:c="13"/>Male <text:s text:c="3"/>Left <text:s text:c="7"/>Patient</text:p>
          </table:table-cell>
        </table:table-row>
        <table:table-row table:style-name="ro1">
          <table:table-cell office:value-type="string" calcext:value-type="string">
            <text:p>40035 <text:s text:c="2"/>30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36 <text:s text:c="2"/>26 <text:s text:c="13"/>Male <text:s text:c="3"/>Both <text:s text:c="7"/>Control</text:p>
          </table:table-cell>
        </table:table-row>
        <table:table-row table:style-name="ro1">
          <table:table-cell office:value-type="string" calcext:value-type="string">
            <text:p>40037 <text:s text:c="2"/>24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38 <text:s text:c="2"/>53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039 <text:s text:c="2"/>51 <text:s text:c="13"/>Female <text:s/>Left <text:s text:c="7"/>Patient</text:p>
          </table:table-cell>
        </table:table-row>
        <table:table-row table:style-name="ro1">
          <table:table-cell office:value-type="string" calcext:value-type="string">
            <text:p>40040 <text:s text:c="2"/>63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41 <text:s text:c="2"/>62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42 <text:s text:c="2"/>40 <text:s text:c="13"/>Female <text:s/>Right <text:s text:c="6"/>Patient</text:p>
          </table:table-cell>
        </table:table-row>
        <table:table-row table:style-name="ro1">
          <table:table-cell office:value-type="string" calcext:value-type="string">
            <text:p>40043 <text:s text:c="2"/>38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44 <text:s text:c="2"/>48 <text:s text:c="13"/>Male <text:s text:c="3"/>Left <text:s text:c="7"/>Patient</text:p>
          </table:table-cell>
        </table:table-row>
        <table:table-row table:style-name="ro1">
          <table:table-cell office:value-type="string" calcext:value-type="string">
            <text:p>40045 <text:s text:c="2"/>30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46 <text:s text:c="2"/>18 <text:s text:c="13"/>Male <text:s text:c="3"/>Left <text:s text:c="7"/>Patient</text:p>
          </table:table-cell>
        </table:table-row>
        <table:table-row table:style-name="ro1">
          <table:table-cell office:value-type="string" calcext:value-type="string">
            <text:p>40047 <text:s text:c="2"/>37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48 <text:s text:c="2"/>31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49 <text:s text:c="2"/>44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50 <text:s text:c="2"/>36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51 <text:s text:c="2"/>23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52 <text:s text:c="2"/>22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053 <text:s text:c="2"/>24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054 <text:s text:c="2"/>52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55 <text:s text:c="2"/>30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056 <text:s text:c="2"/>27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57 <text:s text:c="2"/>36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58 <text:s text:c="2"/>27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059 <text:s text:c="2"/>25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60 <text:s text:c="2"/>41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61 <text:s text:c="2"/>18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62 <text:s text:c="2"/>50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63 <text:s text:c="2"/>37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64 <text:s text:c="2"/>56 <text:s text:c="13"/>Female <text:s/>Both <text:s text:c="7"/>Patient</text:p>
          </table:table-cell>
        </table:table-row>
        <table:table-row table:style-name="ro1">
          <table:table-cell office:value-type="string" calcext:value-type="string">
            <text:p>40065 <text:s text:c="2"/>22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66 <text:s text:c="2"/>62 <text:s text:c="13"/>Male <text:s text:c="3"/>Left <text:s text:c="7"/>Control</text:p>
          </table:table-cell>
        </table:table-row>
        <table:table-row table:style-name="ro1">
          <table:table-cell office:value-type="string" calcext:value-type="string">
            <text:p>40067 <text:s text:c="2"/>33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68 <text:s text:c="2"/>24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069 <text:s text:c="2"/>58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71 <text:s text:c="2"/>51 <text:s text:c="13"/>Female <text:s/>Right <text:s text:c="6"/>Patient</text:p>
          </table:table-cell>
        </table:table-row>
        <table:table-row table:style-name="ro1">
          <table:table-cell office:value-type="string" calcext:value-type="string">
            <text:p>40072 <text:s text:c="2"/>25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73 <text:s text:c="2"/>23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74 <text:s text:c="2"/>34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075 <text:s text:c="2"/>40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76 <text:s text:c="2"/>52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77 <text:s text:c="2"/>28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78 <text:s text:c="2"/>57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79 <text:s text:c="2"/>26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80 <text:s text:c="2"/>26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81 <text:s text:c="2"/>43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82 <text:s text:c="2"/>50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84 <text:s text:c="2"/>60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85 <text:s text:c="2"/>22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86 <text:s text:c="2"/>65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87 <text:s text:c="2"/>27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88 <text:s text:c="2"/>33 <text:s text:c="13"/>Female <text:s/>Right <text:s text:c="6"/>Patient</text:p>
          </table:table-cell>
        </table:table-row>
        <table:table-row table:style-name="ro1">
          <table:table-cell office:value-type="string" calcext:value-type="string">
            <text:p>40089 <text:s text:c="2"/>62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90 <text:s text:c="2"/>18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091 <text:s text:c="2"/>24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92 <text:s text:c="2"/>49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93 <text:s text:c="2"/>25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094 <text:s text:c="2"/>57 <text:s text:c="13"/>Male <text:s text:c="3"/>Left <text:s text:c="7"/>Patient</text:p>
          </table:table-cell>
        </table:table-row>
        <table:table-row table:style-name="ro1">
          <table:table-cell office:value-type="string" calcext:value-type="string">
            <text:p>40095 <text:s text:c="2"/>40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096 <text:s text:c="2"/>22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97 <text:s text:c="2"/>52 <text:s text:c="13"/>Female <text:s/>Right <text:s text:c="6"/>Patient</text:p>
          </table:table-cell>
        </table:table-row>
        <table:table-row table:style-name="ro1">
          <table:table-cell office:value-type="string" calcext:value-type="string">
            <text:p>40098 <text:s text:c="2"/>35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099 <text:s text:c="2"/>38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00 <text:s text:c="2"/>35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01 <text:s text:c="2"/>50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02 <text:s text:c="2"/>40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103 <text:s text:c="2"/>40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04 <text:s text:c="2"/>26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05 <text:s text:c="2"/>52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06 <text:s text:c="2"/>46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07 <text:s text:c="2"/>33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108 <text:s text:c="2"/>29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09 <text:s text:c="2"/>33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10 <text:s text:c="2"/>43 <text:s text:c="13"/>Male <text:s text:c="3"/>Left <text:s text:c="7"/>Patient</text:p>
          </table:table-cell>
        </table:table-row>
        <table:table-row table:style-name="ro1">
          <table:table-cell office:value-type="string" calcext:value-type="string">
            <text:p>40111 <text:s text:c="2"/>58 <text:s text:c="13"/>Female <text:s/>Both <text:s text:c="7"/>Control</text:p>
          </table:table-cell>
        </table:table-row>
        <table:table-row table:style-name="ro1">
          <table:table-cell office:value-type="string" calcext:value-type="string">
            <text:p>40112 <text:s text:c="2"/>42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13 <text:s text:c="2"/>20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14 <text:s text:c="2"/>23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15 <text:s text:c="2"/>27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16 <text:s text:c="2"/>47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17 <text:s text:c="2"/>19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18 <text:s text:c="2"/>34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119 <text:s text:c="2"/>44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120 <text:s text:c="2"/>26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21 <text:s text:c="2"/>21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122 <text:s text:c="2"/>22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23 <text:s text:c="2"/>48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24 <text:s text:c="2"/>35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25 <text:s text:c="2"/>48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26 <text:s text:c="2"/>41 <text:s text:c="13"/>Female <text:s/>Right <text:s text:c="6"/>Patient</text:p>
          </table:table-cell>
        </table:table-row>
        <table:table-row table:style-name="ro1">
          <table:table-cell office:value-type="string" calcext:value-type="string">
            <text:p>40127 <text:s text:c="2"/>26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28 <text:s text:c="2"/>22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29 <text:s text:c="2"/>23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30 <text:s text:c="2"/>47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131 <text:s text:c="2"/>47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32 <text:s text:c="2"/>50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33 <text:s text:c="2"/>20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34 <text:s text:c="2"/>42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35 <text:s text:c="2"/>24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136 <text:s text:c="2"/>38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37 <text:s text:c="2"/>21 <text:s text:c="13"/>Male <text:s text:c="3"/>Left <text:s text:c="7"/>Patient</text:p>
          </table:table-cell>
        </table:table-row>
        <table:table-row table:style-name="ro1">
          <table:table-cell office:value-type="string" calcext:value-type="string">
            <text:p>40138 <text:s text:c="2"/>28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39 <text:s text:c="2"/>28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140 <text:s text:c="2"/>53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141 <text:s text:c="2"/>35 <text:s text:c="13"/>Female <text:s/>Right <text:s text:c="6"/>Control</text:p>
          </table:table-cell>
        </table:table-row>
        <table:table-row table:style-name="ro1">
          <table:table-cell office:value-type="string" calcext:value-type="string">
            <text:p>40142 <text:s text:c="2"/>23 <text:s text:c="13"/>Male <text:s text:c="3"/>Left <text:s text:c="7"/>Patient</text:p>
          </table:table-cell>
        </table:table-row>
        <table:table-row table:style-name="ro1">
          <table:table-cell office:value-type="string" calcext:value-type="string">
            <text:p>40143 <text:s text:c="2"/>52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44 <text:s text:c="2"/>54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45 <text:s text:c="2"/>19 <text:s text:c="13"/>Male <text:s text:c="3"/>Right <text:s text:c="6"/>Patient</text:p>
          </table:table-cell>
        </table:table-row>
        <table:table-row table:style-name="ro1">
          <table:table-cell office:value-type="string" calcext:value-type="string">
            <text:p>40146 <text:s text:c="2"/>39 <text:s text:c="13"/>Male <text:s text:c="3"/>Right <text:s text:c="6"/>Control</text:p>
          </table:table-cell>
        </table:table-row>
        <table:table-row table:style-name="ro1">
          <table:table-cell office:value-type="string" calcext:value-type="string">
            <text:p>40147 <text:s text:c="2"/>34 <text:s text:c="13"/>Male <text:s text:c="3"/>Right <text:s text:c="6"/>Contr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11:32:06.095926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6T11:30:36.818245380</meta:creation-date>
    <dc:date>2023-11-16T11:33:06.844709066</dc:date>
    <meta:editing-duration>PT2M14S</meta:editing-duration>
    <meta:editing-cycles>3</meta:editing-cycles>
    <meta:generator>LibreOffice/6.0.7.3$Linux_X86_64 LibreOffice_project/00m0$Build-3</meta:generator>
    <meta:document-statistic meta:table-count="1" meta:cell-count="147" meta:object-count="0"/>
  </office:meta>
</office:document-meta>
</file>